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0674e5" officeooo:paragraph-rsid="000674e5"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Times New Roman" fo:font-size="22pt" style:text-underline-style="none" fo:font-weight="normal" officeooo:rsid="000674e5" officeooo:paragraph-rsid="000674e5" style:font-size-asian="22pt" style:font-weight-asian="normal" style:font-size-complex="22pt" style:font-weight-complex="normal"/>
    </style:style>
    <style:style style:name="P3" style:family="paragraph" style:parent-style-name="Standard">
      <style:paragraph-properties fo:line-height="150%" fo:text-align="start" style:justify-single-word="false"/>
      <style:text-properties style:font-name="Times New Roman" fo:font-size="12pt" style:text-underline-style="none" fo:font-weight="normal" officeooo:rsid="00080937" officeooo:paragraph-rsid="00080937"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Times New Roman" fo:font-size="12pt" style:text-underline-style="none" fo:font-weight="normal" officeooo:rsid="00080937" officeooo:paragraph-rsid="00080937"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style:text-underline-style="none" fo:font-weight="normal" officeooo:rsid="001094d6" officeooo:paragraph-rsid="001094d6"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style:text-underline-style="none" fo:font-weight="normal" officeooo:rsid="0012a064" officeooo:paragraph-rsid="0012a064"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style:text-underline-style="none" fo:font-weight="normal" officeooo:rsid="00328844" officeooo:paragraph-rsid="00328844"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style:text-underline-style="none" fo:font-weight="normal" officeooo:rsid="00385177" officeooo:paragraph-rsid="00385177"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style:text-underline-style="none" fo:font-weight="normal" officeooo:rsid="00429555" officeooo:paragraph-rsid="00429555"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style:text-underline-style="none" fo:font-weight="normal" officeooo:rsid="0025f888" officeooo:paragraph-rsid="0025f888"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style:text-underline-style="none" fo:font-weight="normal" officeooo:rsid="0016e359" officeooo:paragraph-rsid="0016e359" style:font-size-asian="10.5pt" style:font-weight-asian="normal" style:font-size-complex="12pt" style:font-weight-complex="normal"/>
    </style:style>
    <style:style style:name="T1" style:family="text">
      <style:text-properties officeooo:rsid="00080937"/>
    </style:style>
    <style:style style:name="T2" style:family="text">
      <style:text-properties officeooo:rsid="00095988"/>
    </style:style>
    <style:style style:name="T3" style:family="text">
      <style:text-properties officeooo:rsid="00117a41"/>
    </style:style>
    <style:style style:name="T4" style:family="text">
      <style:text-properties officeooo:rsid="0012e0a7"/>
    </style:style>
    <style:style style:name="T5" style:family="text">
      <style:text-properties officeooo:rsid="0015e9cc"/>
    </style:style>
    <style:style style:name="T6" style:family="text">
      <style:text-properties style:text-position="super 58%" officeooo:rsid="0016d331"/>
    </style:style>
    <style:style style:name="T7" style:family="text">
      <style:text-properties style:text-position="0% 100%"/>
    </style:style>
    <style:style style:name="T8" style:family="text">
      <style:text-properties style:text-position="0% 100%" officeooo:rsid="0016d331"/>
    </style:style>
    <style:style style:name="T9" style:family="text">
      <style:text-properties style:text-position="0% 100%" officeooo:rsid="0018140c"/>
    </style:style>
    <style:style style:name="T10" style:family="text">
      <style:text-properties style:text-position="0% 100%" officeooo:rsid="00191aca"/>
    </style:style>
    <style:style style:name="T11" style:family="text">
      <style:text-properties style:text-position="0% 100%" officeooo:rsid="001bc5d4"/>
    </style:style>
    <style:style style:name="T12" style:family="text">
      <style:text-properties style:text-position="0% 100%" officeooo:rsid="001de7a7"/>
    </style:style>
    <style:style style:name="T13" style:family="text">
      <style:text-properties style:text-position="0% 100%" officeooo:rsid="001e5575"/>
    </style:style>
    <style:style style:name="T14" style:family="text">
      <style:text-properties style:text-position="0% 100%" officeooo:rsid="00204ca0"/>
    </style:style>
    <style:style style:name="T15" style:family="text">
      <style:text-properties style:text-position="0% 100%" officeooo:rsid="00223db4"/>
    </style:style>
    <style:style style:name="T16" style:family="text">
      <style:text-properties style:text-position="0% 100%" officeooo:rsid="0023f8ba"/>
    </style:style>
    <style:style style:name="T17" style:family="text">
      <style:text-properties style:text-position="0% 100%" officeooo:rsid="002525f9"/>
    </style:style>
    <style:style style:name="T18" style:family="text">
      <style:text-properties style:text-position="0% 100%" officeooo:rsid="0025f888"/>
    </style:style>
    <style:style style:name="T19" style:family="text">
      <style:text-properties style:text-position="0% 100%" officeooo:rsid="0027eb7b"/>
    </style:style>
    <style:style style:name="T20" style:family="text">
      <style:text-properties style:text-position="0% 100%" officeooo:rsid="00294289"/>
    </style:style>
    <style:style style:name="T21" style:family="text">
      <style:text-properties style:text-position="0% 100%" officeooo:rsid="002cb392"/>
    </style:style>
    <style:style style:name="T22" style:family="text">
      <style:text-properties style:text-position="0% 100%" officeooo:rsid="002e0a31"/>
    </style:style>
    <style:style style:name="T23" style:family="text">
      <style:text-properties style:text-position="0% 100%" officeooo:rsid="002ee646"/>
    </style:style>
    <style:style style:name="T24" style:family="text">
      <style:text-properties style:text-position="0% 100%" officeooo:rsid="002ffc6e"/>
    </style:style>
    <style:style style:name="T25" style:family="text">
      <style:text-properties style:text-position="0% 100%" officeooo:rsid="0037d1c6"/>
    </style:style>
    <style:style style:name="T26" style:family="text">
      <style:text-properties style:text-position="0% 100%" officeooo:rsid="0038dd09"/>
    </style:style>
    <style:style style:name="T27" style:family="text">
      <style:text-properties style:text-position="0% 100%" officeooo:rsid="0039c730"/>
    </style:style>
    <style:style style:name="T28" style:family="text">
      <style:text-properties style:text-position="0% 100%" officeooo:rsid="003b1857"/>
    </style:style>
    <style:style style:name="T29" style:family="text">
      <style:text-properties style:text-position="0% 100%" officeooo:rsid="003bb405"/>
    </style:style>
    <style:style style:name="T30" style:family="text">
      <style:text-properties style:text-position="0% 100%" officeooo:rsid="003c1af2"/>
    </style:style>
    <style:style style:name="T31" style:family="text">
      <style:text-properties style:text-position="0% 100%" officeooo:rsid="003da20a"/>
    </style:style>
    <style:style style:name="T32" style:family="text">
      <style:text-properties style:text-position="0% 100%" officeooo:rsid="003e119a"/>
    </style:style>
    <style:style style:name="T33" style:family="text">
      <style:text-properties style:text-position="0% 100%" officeooo:rsid="0040413b"/>
    </style:style>
    <style:style style:name="T34" style:family="text">
      <style:text-properties style:text-position="0% 100%" officeooo:rsid="00428ca8"/>
    </style:style>
    <style:style style:name="T35" style:family="text">
      <style:text-properties style:text-position="0% 100%" officeooo:rsid="00429555"/>
    </style:style>
    <style:style style:name="T36" style:family="text">
      <style:text-properties style:text-position="0% 100%" officeooo:rsid="00434dfc"/>
    </style:style>
    <style:style style:name="T37" style:family="text">
      <style:text-properties style:text-position="0% 100%" officeooo:rsid="0044286b"/>
    </style:style>
    <style:style style:name="T38" style:family="text">
      <style:text-properties style:text-position="0% 100%" officeooo:rsid="0044e7fe"/>
    </style:style>
    <style:style style:name="T39" style:family="text">
      <style:text-properties style:text-position="0% 100%" officeooo:rsid="0047b82c"/>
    </style:style>
    <style:style style:name="T40" style:family="text">
      <style:text-properties officeooo:rsid="001e5575"/>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text:span text:style-name="T1">Internship of Biyalou-Sama Asbathou</text:span></text:p>
      <text:p text:style-name="P2"/>
      <text:p text:style-name="P4">My Internship is <text:span text:style-name="T40">subscribed</text:span> in the scope of the third year of Licence in Computer Science at Universit<text:span text:style-name="T5">y</text:span> <text:span text:style-name="T5">of</text:span> Lille. </text:p>
      <text:p text:style-name="P4">Computer Science is a very important domain. This domain is growing every time. And the <text:span text:style-name="T2">amount of data which are treated by computer science is becoming more and more important. Every day computer scientists are dealing with informations, documents. These documents can be books, articles, research papers which have to be presented in different formats. For instance, people are often checking to have books published in pdf format, but also in html for their websites. On that way, “Pillar” have been designed by the “Pharo” community. “Pillar” is a tool used to generate documents in different formats pdf, html, epub … My internship is concerning “Pillar”. Improve things in that tool and extends it.</text:span></text:p>
      <text:p text:style-name="P3"/>
      <text:p text:style-name="P5">My Internship is done at INRIA (Institut National de Recherche en Informatique et en Automatique) Lille – Nord Europe in RMOD team. Inria is a <text:span text:style-name="T40">French</text:span> research laboratory with eight research centers dispatched in different cities of the co<text:span text:style-name="T3">u</text:span>ntry. <text:span text:style-name="T3">The research center of Rocquencourt is the head office of Inria. </text:span></text:p>
      <text:p text:style-name="P6">Inria Lille is located at Villleneuve d’Ascq, 40 avenue Halley at Parc Scientifique de la Haute Borne. <text:span text:style-name="T4">This a highly technological zone with others research centers and firms. The scientific campus <text:s/>of University of Lille is also near. Inria Lille has been created at 2008. Now Inria Lille contains sixteen (16) <text:s/>research teams. Most of these teams are located in the two (2) buildings of Inria at Villeneuve d’Ascq. Some of them are located at Cristal, University of Lille, which also a research center. Isabelle Herlin is the head of Inria Lille since the 1</text:span><text:span text:style-name="T6">st </text:span><text:span text:style-name="T8">March 2017. </text:span></text:p>
      <text:p text:style-name="P11"><text:span text:style-name="T7">I am doing my internship in the Rmod team. </text:span><text:span text:style-name="T9">The lead of the team is Stéphane Ducasse. </text:span><text:span text:style-name="T10">The team is working on the evolution of object oriented applications. </text:span><text:span text:style-name="T11">They designed languages, tools for analyzing <text:s/>those appl</text:span><text:span text:style-name="T12">i</text:span><text:span text:style-name="T11">cations. </text:span><text:span text:style-name="T13">Then the team is divided in two (2) parts. One part is specialized in analyzing code, getting metrics to improve applications. </text:span><text:span text:style-name="T14">The other part of the team is </text:span><text:span text:style-name="T15">working on the design of tools.</text:span><text:span text:style-name="T16"> Rmod team is actively </text:span><text:span text:style-name="T18">maintaining</text:span><text:span text:style-name="T16"> Pharo, an object oriented language </text:span><text:span text:style-name="T17">for designing applications. </text:span></text:p>
      <text:p text:style-name="P10"><text:span text:style-name="T17">P</text:span><text:span text:style-name="T7">illar has been designed by some pasts members of Rmod team. One of them is Damien Cassou, the principal maintainer of the project.</text:span><text:span text:style-name="T19"> Pillar is a markup syntax and associated tools to write and generate documentation, books and slide-based presentations. <text:s/></text:span><text:span text:style-name="T20">We can use Pillar </text:span><text:soft-page-break/><text:span text:style-name="T20">to export documents in HTML, Latex, Makdown, AsciiDoc, ePub en Pillar itself. </text:span><text:span text:style-name="T21">We also have DeckJS and Beamer for presentations. </text:span><text:span text:style-name="T22">Documents exported in Latex and other documents have good presentation. But for HTML documents, the design is not very attractive. For instance there is not a menu for navigating in the document. All chapters of a document are generated in the same file. Indeed it was very difficult to find some sections in this big file without a menu. </text:span><text:span text:style-name="T23">The method of updating document was not so well designed. One modified chapter was including all chapters regenerated. </text:span><text:span text:style-name="T24">Pillar is also used to generate static websites, but those sites don’t support blogging systems.</text:span></text:p>
      <text:p text:style-name="P7"><text:span text:style-name="T24">A</text:span><text:span text:style-name="T7">ccording to these mentioned problems, tasks have been affected to me. </text:span><text:span text:style-name="T25">Then my principal tasks were to propose a better design for HTML documents, a new way of compilation and displaying errors. And after all, I have to propose a blogging plug-in for personal websites.</text:span></text:p>
      <text:p text:style-name="P8"><text:span text:style-name="T25">I</text:span><text:span text:style-name="T7">n Pillar, the design of documents are specified in mustache template files. Here they are organized as archetypes. This notion is close to the notion of themes. So, I have proposed a new archetype for HTML documents. This archetype contains a menu for navigating in the documents. For </text:span><text:span text:style-name="T33">triggering</text:span><text:span text:style-name="T7"> this menu, I wrote a module in Pillar to extract titles in the document. These </text:span><text:span text:style-name="T26">titles </text:span><text:span text:style-name="T7">have been used to build a table of contents </text:span><text:span text:style-name="T27">with hierarchy between them</text:span><text:span text:style-name="T7">. </text:span><text:span text:style-name="T28">With this module integrated in Pillar, the new archetype was completely in use. Therefore, We have teste</text:span><text:span text:style-name="T29">d</text:span><text:span text:style-name="T28"> it by exporting in HTML some existing (in pdf) books. </text:span><text:span text:style-name="T30">We have also designed a system of automatic deploy of HTML documents on the web. </text:span><text:span text:style-name="T31">This system allow to write their documents in Pillar and publish those pillar files on a platform. This platform is in charge of generating the document and publishing it on other sites. This solution have been done using Github hosting services and Travis contin</text:span><text:span text:style-name="T32">u</text:span><text:span text:style-name="T31">ous integration services. </text:span><text:span text:style-name="T34">The next steps of our internship are to design a better system of compilation, a better way of displaying warnings, a new archetype for personal web</text:span><text:span text:style-name="T35">s</text:span><text:span text:style-name="T34">ites and integrated blogging system.</text:span></text:p>
      <text:p text:style-name="P9"><text:span text:style-name="T34">T</text:span><text:span text:style-name="T7">he tasks which have been already completed, have been very constructive for me. It helps me revisit some essentials concepts of object oriented programming as design patterns. </text:span><text:span text:style-name="T36">Indeed we have use the visitor pattern to design the table of contents module. </text:span><text:span text:style-name="T37">I have also learn more about tools like Github and Travis ci. </text:span><text:span text:style-name="T38">This internship is very helpful for me. I am in contact with people of different cultures and It helps me improve my relationship. And it is a good occasion to practice my </text:span><text:span text:style-name="T39">Engl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0:13:56.727642156</meta:creation-date>
    <dc:date>2018-06-03T21:37:38.147069055</dc:date>
    <meta:editing-duration>PT6H53M47S</meta:editing-duration>
    <meta:editing-cycles>52</meta:editing-cycles>
    <meta:generator>LibreOffice/5.1.6.2$Linux_X86_64 LibreOffice_project/10m0$Build-2</meta:generator>
    <meta:document-statistic meta:table-count="0" meta:image-count="0" meta:object-count="0" meta:page-count="2" meta:paragraph-count="10" meta:word-count="851" meta:character-count="5147" meta:non-whitespace-character-count="4297"/>
  </office:meta>
</office:document-meta>
</file>